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8"/>
        <table:table-column table:style-name="co4" table:visibility="collapse" table:default-cell-style-name="ce3"/>
        <table:table-column table:style-name="co2" table:default-cell-style-name="ce10"/>
        <table:table-column table:style-name="co2" table:number-columns-repeated="2" table:default-cell-style-name="ce3"/>
        <table:table-column table:style-name="co2" table:visibility="collapse" table:default-cell-style-name="ce3"/>
        <table:table-column table:style-name="co4" table:visibility="collapse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visibility="collapse" table:default-cell-style-name="ce3"/>
        <table:table-column table:style-name="co2" table:default-cell-style-name="ce3"/>
        <table:table-column table:style-name="co2" table:number-columns-repeated="2" table:default-cell-style-name="ce12"/>
        <table:table-column table:style-name="co2" table:default-cell-style-name="ce3"/>
        <table:table-column table:style-name="co2" table:number-columns-repeated="2" table:default-cell-style-name="ce12"/>
        <table:table-column table:style-name="co5" table:number-columns-repeated="98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PI</text:p>
          </table:table-cell>
          <table:table-cell table:style-name="ce7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9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9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1" office:value-type="string" calcext:value-type="string">
            <text:p>F_B7</text:p>
          </table:table-cell>
          <table:table-cell table:style-name="ce11" office:value-type="string" calcext:value-type="string">
            <text:p>eF_B7</text:p>
          </table:table-cell>
          <table:table-cell table:style-name="ce11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9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1" office:value-type="string" calcext:value-type="string">
            <text:p>F_B6</text:p>
          </table:table-cell>
          <table:table-cell table:style-name="ce11" office:value-type="string" calcext:value-type="string">
            <text:p>eF_B6</text:p>
          </table:table-cell>
          <table:table-cell table:style-name="ce11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9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1" office:value-type="string" calcext:value-type="string">
            <text:p>F_B3</text:p>
          </table:table-cell>
          <table:table-cell table:style-name="ce11" office:value-type="string" calcext:value-type="string">
            <text:p>eF_B3</text:p>
          </table:table-cell>
          <table:table-cell table:style-name="ce11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1" office:value-type="string" calcext:value-type="string">
            <text:p>A67</text:p>
          </table:table-cell>
          <table:table-cell table:style-name="ce11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1" office:value-type="string" calcext:value-type="string">
            <text:p>A36</text:p>
          </table:table-cell>
          <table:table-cell table:style-name="ce11" office:value-type="string" calcext:value-type="string">
            <text:p>LIM_A36</text:p>
          </table:table-cell>
          <table:table-cell table:style-name="ce13"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table:number-columns-repeated="98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table:number-columns-repeated="98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table:number-columns-repeated="98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table:number-columns-repeated="98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table:number-columns-repeated="98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table:number-columns-repeated="98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table:number-columns-repeated="98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table:number-columns-repeated="98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" calcext:value-type="float">
            <text:p>15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6" calcext:value-type="float">
            <text:p>6.4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4" calcext:value-type="float">
            <text:p>154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154" calcext:value-type="float">
            <text:p>154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68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4" calcext:value-type="float">
            <text:p>154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5" calcext:value-type="float">
            <text:p>15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" calcext:value-type="float">
            <text:p>15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74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1" calcext:value-type="float">
            <text:p>151.0</text:p>
          </table:table-cell>
          <table:table-cell table:number-columns-repeated="4"/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76</text:p>
          </table:table-cell>
          <table:table-cell table:number-columns-repeated="14"/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77</text:p>
          </table:table-cell>
          <table:table-cell table:number-columns-repeated="14"/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81_A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table:number-columns-repeated="13"/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8" calcext:value-type="float">
            <text:p>158.0</text:p>
          </table:table-cell>
          <table:table-cell table:number-columns-repeated="4"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52" calcext:value-type="float">
            <text:p>152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1" calcext:value-type="float">
            <text:p>161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8" calcext:value-type="float">
            <text:p>158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0" calcext:value-type="float">
            <text:p>160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4" calcext:value-type="float">
            <text:p>164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60" calcext:value-type="float">
            <text:p>160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0" calcext:value-type="float">
            <text:p>160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6.2" calcext:value-type="float">
            <text:p>6.20</text:p>
          </table:table-cell>
          <table:table-cell office:value-type="float" office:value="0.4" calcext:value-type="float">
            <text:p>0.40</text:p>
          </table:table-cell>
          <table:table-cell/>
          <table:table-cell office:value-type="float" office:value="160" calcext:value-type="float">
            <text:p>160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53" calcext:value-type="float">
            <text:p>15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88_A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88_B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55" calcext:value-type="float">
            <text:p>6.55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152" calcext:value-type="float">
            <text:p>152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75" calcext:value-type="float">
            <text:p>17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0" calcext:value-type="float">
            <text:p>160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73" calcext:value-type="float">
            <text:p>17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7" calcext:value-type="float">
            <text:p>157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51" calcext:value-type="float">
            <text:p>6.5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53" calcext:value-type="float">
            <text:p>15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/>
          <table:table-cell office:value-type="float" office:value="145" calcext:value-type="float">
            <text:p>14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7" calcext:value-type="float">
            <text:p>157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99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36" calcext:value-type="float">
            <text:p>13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J160828.1-391310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102</text:p>
          </table:table-cell>
          <table:table-cell table:number-columns-repeated="8"/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5" calcext:value-type="float">
            <text:p>15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65" calcext:value-type="float">
            <text:p>165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J160831.1-385600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V856_Sco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table:number-columns-repeated="6"/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106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69" calcext:value-type="float">
            <text:p>16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V1192_Sco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7" calcext:value-type="float">
            <text:p>167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57" calcext:value-type="float">
            <text:p>157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7" calcext:value-type="float">
            <text:p>167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" calcext:value-type="float">
            <text:p>16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4" calcext:value-type="float">
            <text:p>164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2" calcext:value-type="float">
            <text:p>162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115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J160934.2-391513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8" calcext:value-type="float">
            <text:p>158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3" calcext:value-type="float">
            <text:p>16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6" calcext:value-type="float">
            <text:p>156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58" calcext:value-type="float">
            <text:p>158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" calcext:value-type="float">
            <text:p>163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123_B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/>
          <table:table-cell table:style-name="ce6" office:value-type="string" calcext:value-type="string">
            <text:p>Sz_123_A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table:number-columns-repeated="8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9" calcext:value-type="float">
            <text:p>159.0</text:p>
          </table:table-cell>
          <table:table-cell table:number-columns-repeated="4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table:number-columns-repeated="1000"/>
        </table:table-row>
        <table:table-row table:style-name="ro1" table:number-rows-repeated="10482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03T17:10:33.228392497</dc:date>
    <dc:creator>Sean Andrews</dc:creator>
    <meta:editing-duration>PT6H1M4S</meta:editing-duration>
    <meta:editing-cycles>65</meta:editing-cycles>
    <meta:document-statistic meta:table-count="1" meta:cell-count="11315" meta:object-count="0"/>
  </office:meta>
</office:document-meta>
</file>